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number-columns-repeated="5"/>
          <table:table-cell office:value-type="string" calcext:value-type="string" table:number-columns-spanned="7" table:number-rows-spanned="1">
            <text:p>Shared items with different universal levels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yad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Incorr</text:p>
          </table:table-cell>
          <table:table-cell office:value-type="string" calcext:value-type="string">
            <text:p>Suc%</text:p>
          </table:table-cell>
          <table:table-cell office:value-type="string" calcext:value-type="string">
            <text:p>1 (uniqu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mprove 0.7</text:p>
          </table:table-cell>
          <table:table-cell office:value-type="string" calcext:value-type="string">
            <text:p>Improve 0.5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formula="of:=[.C3]/([.C3]+[.D3])" office:value-type="float" office:value="0.733333333333333" calcext:value-type="float">
            <text:p>0.73333333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0.733333333333333" calcext:value-type="float">
            <text:p>0.7333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formula="of:=[.C4]/([.C4]+[.D4])" office:value-type="float" office:value="0.553846153846154" calcext:value-type="float">
            <text:p>0.553846153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0.553846153846154" calcext:value-type="float">
            <text:p>0.5538461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C5]/([.C5]+[.D5])" office:value-type="float" office:value="0.607843137254902" calcext:value-type="float">
            <text:p>0.60784313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0.607843137254902" calcext:value-type="float">
            <text:p>0.6078431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[.C6]/([.C6]+[.D6])" office:value-type="float" office:value="0.686274509803922" calcext:value-type="float">
            <text:p>0.686274509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0.686274509803922" calcext:value-type="float">
            <text:p>0.6862745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C7]/([.C7]+[.D7])" office:value-type="float" office:value="0.52" calcext:value-type="float">
            <text:p>0.5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C8]/([.C8]+[.D8])" office:value-type="float" office:value="0.607843137254902" calcext:value-type="float">
            <text:p>0.607843137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0.607843137254902" calcext:value-type="float">
            <text:p>0.60784313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[.C9]/([.C9]+[.D9])" office:value-type="float" office:value="0.606060606060606" calcext:value-type="float">
            <text:p>0.606060606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C10]/([.C10]+[.D10])" office:value-type="float" office:value="0.636363636363636" calcext:value-type="float">
            <text:p>0.636363636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C11]/([.C11]+[.D11])" office:value-type="float" office:value="0.657142857142857" calcext:value-type="float">
            <text:p>0.657142857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657142857142857" calcext:value-type="float">
            <text:p>0.6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C18]/([.C18]+[.D18])" office:value-type="float" office:value="0.774193548387097" calcext:value-type="float">
            <text:p>0.774193548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0.774193548387097" calcext:value-type="float">
            <text:p>0.7741935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C19]/([.C19]+[.D19])" office:value-type="float" office:value="0.525" calcext:value-type="float">
            <text:p>0.5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number-columns-repeated="3" table:style-name="ce1" office:value-type="float" office:value="3" calcext:value-type="float">
            <text:p>3</text:p>
          </table:table-cell>
          <table:table-cell table:style-name="ce1" table:formula="of:=[.C20]/([.C20]+[.D20])" office:value-type="float" office:value="0.5" calcext:value-type="float">
            <text:p>0.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C21]/([.C21]+[.D21])" office:value-type="float" office:value="0.722222222222222" calcext:value-type="float">
            <text:p>0.72222222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722222222222222" calcext:value-type="float">
            <text:p>0.722222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C22]/([.C22]+[.D22])" office:value-type="float" office:value="0.777777777777778" calcext:value-type="float">
            <text:p>0.777777777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C23]/([.C23]+[.D23])"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24]/([.C24]+[.D24])" office:value-type="float" office:value="0.5625" calcext:value-type="float">
            <text:p>0.56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C25]/([.C25]+[.D25])" office:value-type="float" office:value="0.541666666666667" calcext:value-type="float">
            <text:p>0.54166666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26]/([.C26]+[.D26])" office:value-type="float" office:value="0.730769230769231" calcext:value-type="float">
            <text:p>0.730769230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.730769230769231" calcext:value-type="float">
            <text:p>0.7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C27]/([.C27]+[.D27])" office:value-type="float" office:value="0.666666666666667" calcext:value-type="float">
            <text:p>0.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C28]/([.C28]+[.D28])" office:value-type="float" office:value="0.603448275862069" calcext:value-type="float">
            <text:p>0.603448275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603448275862069" calcext:value-type="float">
            <text:p>0.60344827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29]/([.C29]+[.D29])" office:value-type="float" office:value="0.65" calcext:value-type="float">
            <text:p>0.6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30]/([.C30]+[.D30])" office:value-type="float" office:value="0.68" calcext:value-type="float">
            <text:p>0.6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00／00／00</text:date>, <text:time style:data-style-name="N2" text:time-value="14:55:49.554961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22:04:43.582508188</meta:creation-date>
    <dc:date>2017-06-12T15:38:47.525475248</dc:date>
    <meta:editing-duration>PT24M44S</meta:editing-duration>
    <meta:editing-cycles>11</meta:editing-cycles>
    <meta:generator>LibreOffice/4.2.8.2$Linux_X86_64 LibreOffice_project/420m0$Build-2</meta:generator>
    <meta:document-statistic meta:table-count="1" meta:cell-count="333" meta:object-count="0"/>
  </office:meta>
</office:document-meta>
</file>